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1" fo:font-style="italic" style:font-style-asian="italic" style:font-style-complex="italic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fo:background-color="#ffffff" style:font-size-asian="6pt" style:font-size-complex="6pt"/>
    </style:style>
    <style:style style:name="T7" style:family="text">
      <style:text-properties fo:font-size="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1">Training dataset</text:span></text:p>
                <text:p text:style-name="P1"><text:span text:style-name="T3">Testing dataset</text:span></text:p>
                <text:p text:style-name="P1"><text:span text:style-name="T3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0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4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4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4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4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5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5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6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4" draw:layer="layout" svg:width="0.054cm" svg:height="0.054cm" svg:x="9.865cm" svg:y="2.439cm" svg:viewBox="0 0 55 55" svg:d="M28 55c7 0 14-3 19-8s8-12 8-19c0-8-3-15-8-20s-12-8-19-8-15 3-20 8-8 12-8 20c0 7 3 14 8 19s13 8 20 8z">
          <text:p/>
        </draw:path>
        <draw:path draw:style-name="gr19" draw:text-style-name="P4" draw:layer="layout" svg:width="0.054cm" svg:height="0.054cm" svg:x="6.425cm" svg:y="2.439cm" svg:viewBox="0 0 55 55" svg:d="M27 55c8 0 14-3 20-8 5-5 8-12 8-19 0-8-3-15-8-20-6-5-12-8-20-8-7 0-14 3-19 8s-8 12-8 20c0 7 3 14 8 19s12 8 19 8z">
          <text:p/>
        </draw:path>
        <draw:path draw:style-name="gr19" draw:text-style-name="P4" draw:layer="layout" svg:width="0.054cm" svg:height="0.054cm" svg:x="8.882cm" svg:y="3.395cm" svg:viewBox="0 0 55 55" svg:d="M28 55c7 0 14-3 19-8 6-5 8-12 8-19 0-8-2-15-8-20-5-5-12-8-19-8-8 0-15 3-20 8s-8 12-8 20c0 7 3 14 8 19s12 8 20 8z">
          <text:p/>
        </draw:path>
        <draw:path draw:style-name="gr19" draw:text-style-name="P4" draw:layer="layout" svg:width="0.054cm" svg:height="0.053cm" svg:x="6.425cm" svg:y="5.786cm" svg:viewBox="0 0 55 54" svg:d="M27 54c8 0 14-2 20-7 5-6 8-13 8-20s-3-14-8-19c-6-5-12-8-20-8-7 0-14 3-19 8s-8 12-8 19 3 14 8 20c5 5 12 7 19 7z">
          <text:p/>
        </draw:path>
        <draw:path draw:style-name="gr19" draw:text-style-name="P4" draw:layer="layout" svg:width="0.054cm" svg:height="0.053cm" svg:x="9.865cm" svg:y="5.786cm" svg:viewBox="0 0 55 54" svg:d="M28 54c7 0 14-2 19-7 5-6 8-13 8-20s-3-14-8-19-12-8-19-8-15 3-20 8-8 12-8 19 3 14 8 20c5 5 13 7 20 7z">
          <text:p/>
        </draw:path>
        <draw:path draw:style-name="gr19" draw:text-style-name="P4" draw:layer="layout" svg:width="0.054cm" svg:height="0.054cm" svg:x="7.408cm" svg:y="4.829cm" svg:viewBox="0 0 55 55" svg:d="M27 55c8 0 15-3 20-8 6-5 8-12 8-20 0-7-2-14-8-19-5-5-12-8-20-8-7 0-14 3-19 8s-8 12-8 19c0 8 3 15 8 20s12 8 19 8z">
          <text:p/>
        </draw:path>
        <draw:path draw:style-name="gr19" draw:text-style-name="P4" draw:layer="layout" svg:width="0.054cm" svg:height="0.054cm" svg:x="7.899cm" svg:y="1.961cm" svg:viewBox="0 0 55 55" svg:d="M27 55c8 0 15-3 20-9 5-5 8-12 8-19s-3-14-8-19-12-8-20-8c-7 0-14 3-19 8s-8 12-8 19 3 14 8 19c5 6 12 9 19 9z">
          <text:p/>
        </draw:path>
        <draw:path draw:style-name="gr19" draw:text-style-name="P4" draw:layer="layout" svg:width="0.054cm" svg:height="0.054cm" svg:x="8.882cm" svg:y="4.829cm" svg:viewBox="0 0 55 55" svg:d="M28 55c7 0 14-3 19-8 6-5 8-12 8-20 0-7-2-14-8-19-5-5-12-8-19-8-8 0-15 3-20 8s-8 12-8 19c0 8 3 15 8 20s12 8 20 8z">
          <text:p/>
        </draw:path>
        <draw:path draw:style-name="gr19" draw:text-style-name="P4" draw:layer="layout" svg:width="0.054cm" svg:height="0.054cm" svg:x="5.933cm" svg:y="4.351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4cm" svg:x="7.408cm" svg:y="3.395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3cm" svg:x="8.391cm" svg:y="6.264cm" svg:viewBox="0 0 55 54" svg:d="M27 54c8 0 15-2 20-8 5-5 8-12 8-19 0-8-3-14-8-19s-12-8-20-8c-7 0-14 3-19 8s-8 11-8 19c0 7 3 14 8 19 5 6 12 8 19 8z">
          <text:p/>
        </draw:path>
        <draw:frame draw:style-name="gr20" draw:text-style-name="P12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  <draw:path draw:style-name="gr19" draw:text-style-name="P4" draw:layer="layout" svg:width="0.054cm" svg:height="0.054cm" svg:x="10.362cm" svg:y="3.896cm" svg:viewBox="0 0 55 55" svg:d="M28 55c7 0 14-3 19-8 6-5 8-12 8-19 0-8-2-15-8-20-5-5-12-8-19-8-8 0-15 3-20 8s-8 12-8 20c0 7 3 14 8 19s12 8 20 8z">
          <text:p/>
        </draw:path>
        <draw:frame draw:style-name="gr21" draw:text-style-name="P13" draw:layer="layout" svg:width="6.985cm" svg:height="0.627cm" svg:x="4.726cm" svg:y="7.495cm">
          <draw:text-box>
            <text:p><text:span text:style-name="T7">Training dataset = 12 (excitation points) x 30,000 (sample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22:59.756213880</dc:date>
    <meta:editing-duration>PT4H48M40S</meta:editing-duration>
    <meta:editing-cycles>82</meta:editing-cycles>
    <meta:document-statistic meta:object-count="58"/>
  </office:meta>
</office:document-meta>
</file>